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7511f" officeooo:paragraph-rsid="00137f25"/>
    </style:style>
    <style:style style:name="P2" style:family="paragraph" style:parent-style-name="Standard">
      <style:paragraph-properties fo:text-align="end" style:justify-single-word="false"/>
      <style:text-properties fo:font-size="16pt" fo:font-weight="bold" officeooo:rsid="0017511f" officeooo:paragraph-rsid="00137f25" style:font-size-asian="16pt" style:font-weight-asian="bold" style:font-size-complex="16pt" style:font-weight-complex="bold"/>
    </style:style>
    <style:style style:name="P3" style:family="paragraph" style:parent-style-name="Standard">
      <style:text-properties fo:font-weight="bold" officeooo:rsid="0017511f" officeooo:paragraph-rsid="00137f25" style:font-weight-asian="bold" style:font-weight-complex="bold"/>
    </style:style>
    <style:style style:name="T1" style:family="text">
      <style:text-properties officeooo:rsid="00137f25"/>
    </style:style>
    <style:style style:name="T2" style:family="text">
      <style:text-properties fo:color="#f97583" loext:opacity="100%"/>
    </style:style>
    <style:style style:name="T3" style:family="text">
      <style:text-properties fo:color="#b392f0" loext:opacity="100%"/>
    </style:style>
    <style:style style:name="T4" style:family="text">
      <style:text-properties fo:color="#79b8ff" loext:opacity="100%"/>
    </style:style>
    <style:style style:name="T5" style:family="text">
      <style:text-properties fo:color="#ffab70" loext:opacity="100%"/>
    </style:style>
    <style:style style:name="T6" style:family="text">
      <style:text-properties fo:color="#9ecbff" loext:opacity="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U24AI034 | AI Assignment – 0<text:span text:style-name="T1">7</text:span> | Manav Dhamecha </text:p>
      <text:p text:style-name="P1"/>
      <text:p text:style-name="P3">The 8 queen’s problem is stated as: </text:p>
      <text:p text:style-name="P3">Place 8 queens on a chessboard such that no two queens attack each other. Considering this problem, complete the following tasks considering a valid heuristic function with justification.</text:p>
      <text:p text:style-name="P3"/>
      <text:p text:style-name="P3">Q1 Generate 50 random initial boards. Run steepest -ascent hill climbing on each and record</text:p>
      <text:p text:style-name="P3">initial heuristic value, final heuristic value, number of steps taken and status solved or fail. Prove the presence of a local minimum.</text:p>
      <text:p text:style-name="P3"/>
      <text:p text:style-name="P3">Q2 Repeat the above experiment on first choice, random restart and simulated annealing variants of hill climbing and compare your results.</text:p>
      <text:p text:style-name="P3"/>
      <text:p text:style-name="Standard">import random</text:p>
      <text:p text:style-name="Standard">import math</text:p>
      <text:p text:style-name="Standard"/>
      <text:p text:style-name="Standard">N = 8</text:p>
      <text:p text:style-name="Standard"/>
      <text:p text:style-name="Standard">class Node:</text:p>
      <text:p text:style-name="Standard">def __init__(self, board):</text:p>
      <text:p text:style-name="Standard">self.board = board[:]</text:p>
      <text:p text:style-name="Standard">self.h = heuristic(board)</text:p>
      <text:p text:style-name="Standard"/>
      <text:p text:style-name="Standard">def heuristic(board):</text:p>
      <text:p text:style-name="Standard">attacks = 0</text:p>
      <text:p text:style-name="Standard">for i in range(N):</text:p>
      <text:p text:style-name="Standard">for j in range(i + 1, N):</text:p>
      <text:p text:style-name="Standard">if board[i] == board[j]:</text:p>
      <text:p text:style-name="Standard">attacks += 1</text:p>
      <text:p text:style-name="Standard">if abs(board[i] - board[j]) == abs(i - j):</text:p>
      <text:p text:style-name="Standard">attacks += 1</text:p>
      <text:p text:style-name="Standard">return attacks</text:p>
      <text:p text:style-name="Standard"/>
      <text:p text:style-name="Standard">def random_board():</text:p>
      <text:p text:style-name="Standard">return [random.randint(0, 7) for i in range(N)]</text:p>
      <text:p text:style-name="Standard"/>
      <text:p text:style-name="Standard">def neighbors(board):</text:p>
      <text:p text:style-name="Standard">neigh = []</text:p>
      <text:p text:style-name="Standard">for r in range(N):</text:p>
      <text:p text:style-name="Standard">for c in range(N):</text:p>
      <text:p text:style-name="Standard">if board[r] != c:</text:p>
      <text:p text:style-name="Standard">new_board = board[:]</text:p>
      <text:p text:style-name="Standard">new_board[r] = c</text:p>
      <text:p text:style-name="Standard">neigh.append(new_board)</text:p>
      <text:p text:style-name="Standard">return neigh</text:p>
      <text:p text:style-name="Standard"/>
      <text:p text:style-name="Standard">def steepest_ascent(start):</text:p>
      <text:p text:style-name="Standard">current = Node(start)</text:p>
      <text:p text:style-name="Standard">steps = 0</text:p>
      <text:p text:style-name="Standard"/>
      <text:p text:style-name="Standard">while True:</text:p>
      <text:p text:style-name="Standard">if current.h == 0:</text:p>
      <text:p text:style-name="Standard"><text:soft-page-break/>return current, steps, True</text:p>
      <text:p text:style-name="Standard"/>
      <text:p text:style-name="Standard">neigh = neighbors(current.board)</text:p>
      <text:p text:style-name="Standard">best = current</text:p>
      <text:p text:style-name="Standard"/>
      <text:p text:style-name="Standard">for b in neigh:</text:p>
      <text:p text:style-name="Standard">n = Node(b)</text:p>
      <text:p text:style-name="Standard">if n.h &lt; best.h:</text:p>
      <text:p text:style-name="Standard">best = n</text:p>
      <text:p text:style-name="Standard"/>
      <text:p text:style-name="Standard">if best.h &gt;= current.h:</text:p>
      <text:p text:style-name="Standard">return current, steps, False</text:p>
      <text:p text:style-name="Standard"/>
      <text:p text:style-name="Standard">current = best</text:p>
      <text:p text:style-name="Standard">steps += 1</text:p>
      <text:p text:style-name="Standard"/>
      <text:p text:style-name="Standard">def first_choice(start):</text:p>
      <text:p text:style-name="Standard">current = Node(start)</text:p>
      <text:p text:style-name="Standard">steps = 0</text:p>
      <text:p text:style-name="Standard"/>
      <text:p text:style-name="Standard">while True:</text:p>
      <text:p text:style-name="Standard">if current.h == 0:</text:p>
      <text:p text:style-name="Standard">return current, steps, True</text:p>
      <text:p text:style-name="Standard"/>
      <text:p text:style-name="Standard">neigh = neighbors(current.board)</text:p>
      <text:p text:style-name="Standard">random.shuffle(neigh)</text:p>
      <text:p text:style-name="Standard"/>
      <text:p text:style-name="Standard">improved = False</text:p>
      <text:p text:style-name="Standard">for b in neigh:</text:p>
      <text:p text:style-name="Standard">n = Node(b)</text:p>
      <text:p text:style-name="Standard">if n.h &lt; current.h:</text:p>
      <text:p text:style-name="Standard">current = n</text:p>
      <text:p text:style-name="Standard">steps += 1</text:p>
      <text:p text:style-name="Standard">improved = True</text:p>
      <text:p text:style-name="Standard">break</text:p>
      <text:p text:style-name="Standard"/>
      <text:p text:style-name="Standard">if not improved:</text:p>
      <text:p text:style-name="Standard">return current, steps, False</text:p>
      <text:p text:style-name="Standard"/>
      <text:p text:style-name="Standard">def random_restart():</text:p>
      <text:p text:style-name="Standard">total_steps = 0</text:p>
      <text:p text:style-name="Standard">restarts = 0</text:p>
      <text:p text:style-name="Standard"/>
      <text:p text:style-name="Standard">while True:</text:p>
      <text:p text:style-name="Standard">start = random_board()</text:p>
      <text:p text:style-name="Standard">result, steps, solved = steepest_ascent(start)</text:p>
      <text:p text:style-name="Standard">total_steps += steps</text:p>
      <text:p text:style-name="Standard">restarts += 1</text:p>
      <text:p text:style-name="Standard">if solved:</text:p>
      <text:p text:style-name="Standard">return result, total_steps, True, restarts</text:p>
      <text:p text:style-name="Standard"/>
      <text:p text:style-name="Standard">def simulated_annealing(start):</text:p>
      <text:p text:style-name="Standard"><text:soft-page-break/>current = Node(start)</text:p>
      <text:p text:style-name="Standard">T = 100</text:p>
      <text:p text:style-name="Standard">steps = 0</text:p>
      <text:p text:style-name="Standard"/>
      <text:p text:style-name="Standard">while T &gt; 0.01:</text:p>
      <text:p text:style-name="Standard">if current.h == 0:</text:p>
      <text:p text:style-name="Standard">return current, steps, True</text:p>
      <text:p text:style-name="Standard"/>
      <text:p text:style-name="Standard">neigh = neighbors(current.board)</text:p>
      <text:p text:style-name="Standard">next_node = Node(random.choice(neigh))</text:p>
      <text:p text:style-name="Standard"/>
      <text:p text:style-name="Standard">delta = current.h - next_node.h</text:p>
      <text:p text:style-name="Standard"/>
      <text:p text:style-name="Standard">if delta &gt; 0:</text:p>
      <text:p text:style-name="Standard">current = next_node</text:p>
      <text:p text:style-name="Standard">else:</text:p>
      <text:p text:style-name="Standard">prob = math.exp(delta / T)</text:p>
      <text:p text:style-name="Standard">if random.random() &lt; prob:</text:p>
      <text:p text:style-name="Standard">current = next_node</text:p>
      <text:p text:style-name="Standard"/>
      <text:p text:style-name="Standard">T *= 0.95</text:p>
      <text:p text:style-name="Standard">steps += 1</text:p>
      <text:p text:style-name="Standard"/>
      <text:p text:style-name="Standard">return current, steps, False</text:p>
      <text:p text:style-name="Standard"/>
      <text:p text:style-name="Standard">def summarize(name, data):</text:p>
      <text:p text:style-name="Standard">solved = sum(1 for r in data if r[3])</text:p>
      <text:p text:style-name="Standard">avg_steps = sum(r[2] for r in data) / len(data)</text:p>
      <text:p text:style-name="Standard">avg_final_h = sum(r[1] for r in data) / len(data)</text:p>
      <text:p text:style-name="Standard"/>
      <text:p text:style-name="Standard">print(name)</text:p>
      <text:p text:style-name="Standard">print("Solved:", solved, "/ 50")</text:p>
      <text:p text:style-name="Standard">print("Average steps:", round(avg_steps, 2))</text:p>
      <text:p text:style-name="Standard">print("Average final heuristic:", round(avg_final_h, 2))</text:p>
      <text:p text:style-name="Standard">print()</text:p>
      <text:p text:style-name="Standard"/>
      <text:p text:style-name="Standard">def main():</text:p>
      <text:p text:style-name="Standard"/>
      <text:p text:style-name="Standard">steepest_results = []</text:p>
      <text:p text:style-name="Standard">first_results = []</text:p>
      <text:p text:style-name="Standard">anneal_results = []</text:p>
      <text:p text:style-name="Standard"/>
      <text:p text:style-name="Standard">local_minima_steepest = 0</text:p>
      <text:p text:style-name="Standard">local_minima_first = 0</text:p>
      <text:p text:style-name="Standard">local_minima_anneal = 0</text:p>
      <text:p text:style-name="Standard"/>
      <text:p text:style-name="Standard">for _ in range(50):</text:p>
      <text:p text:style-name="Standard"/>
      <text:p text:style-name="Standard">start = random_board()</text:p>
      <text:p text:style-name="Standard">init_h = heuristic(start)</text:p>
      <text:p text:style-name="Standard"/>
      <text:p text:style-name="Standard">r1 = steepest_ascent(start)</text:p>
      <text:p text:style-name="Standard"><text:soft-page-break/>steepest_results.append((init_h, r1[0].h, r1[1], r1[2]))</text:p>
      <text:p text:style-name="Standard">if r1[0].h != 0 and not r1[2]:</text:p>
      <text:p text:style-name="Standard">local_minima_steepest += 1</text:p>
      <text:p text:style-name="Standard"/>
      <text:p text:style-name="Standard">r2 = first_choice(start)</text:p>
      <text:p text:style-name="Standard">first_results.append((init_h, r2[0].h, r2[1], r2[2]))</text:p>
      <text:p text:style-name="Standard">if r2[0].h != 0 and not r2[2]:</text:p>
      <text:p text:style-name="Standard">local_minima_first += 1</text:p>
      <text:p text:style-name="Standard"/>
      <text:p text:style-name="Standard">r3 = simulated_annealing(start)</text:p>
      <text:p text:style-name="Standard">anneal_results.append((init_h, r3[0].h, r3[1], r3[2]))</text:p>
      <text:p text:style-name="Standard">if r3[0].h != 0 and not r3[2]:</text:p>
      <text:p text:style-name="Standard">local_minima_anneal += 1</text:p>
      <text:p text:style-name="Standard"/>
      <text:p text:style-name="Standard">print("Local minima encountered:")</text:p>
      <text:p text:style-name="Standard">print("Steepest Ascent:", local_minima_steepest)</text:p>
      <text:p text:style-name="Standard">print("First Choice:", local_minima_first)</text:p>
      <text:p text:style-name="Standard">print("Simulated Annealing:", local_minima_anneal)</text:p>
      <text:p text:style-name="Standard">print()</text:p>
      <text:p text:style-name="Standard"/>
      <text:p text:style-name="Standard">summarize("Steepest Ascent", steepest_results)</text:p>
      <text:p text:style-name="Standard">summarize("First Choice Hill Climbing", first_results)</text:p>
      <text:p text:style-name="Standard">summarize("Simulated Annealing", anneal_results)</text:p>
      <text:p text:style-name="Standard"/>
      <text:p text:style-name="Standard">rr = random_restart()</text:p>
      <text:p text:style-name="Standard">print("Random Restart")</text:p>
      <text:p text:style-name="Standard">print("Solved with total steps:", rr[1])</text:p>
      <text:p text:style-name="Standard">print("Number of restarts:", rr[3])</text:p>
      <text:p text:style-name="Standard"/>
      <text:p text:style-name="Standard">main()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4-13T11:30:57.761456709</meta:creation-date>
    <meta:print-date>2026-04-13T11:32:16.067184963</meta:print-date>
    <meta:printed-by>PDF files</meta:printed-by>
    <dc:date>2026-04-13T11:32:22.815951722</dc:date>
    <meta:editing-duration>PT6S</meta:editing-duration>
    <meta:editing-cycles>1</meta:editing-cycles>
    <meta:document-statistic meta:table-count="0" meta:image-count="0" meta:object-count="0" meta:page-count="4" meta:paragraph-count="140" meta:word-count="555" meta:character-count="3711" meta:non-whitespace-character-count="3293"/>
    <meta:generator>LibreOffice/24.2.7.2$Linux_X86_64 LibreOffice_project/420$Build-2</meta:generator>
  </office:meta>
</office:document-meta>
</file>